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1" svg:font-family="apple-system, BlinkMacSystemFont, Roboto, 'Segoe UI', 'Helvetica Neue', 'Lucida Grande', Arial, sans-serif"/>
    <style:font-face style:name="Arial1" svg:font-family="Arial" style:font-family-generic="swiss"/>
    <style:font-face style:name="apple-system" svg:font-family="apple-system, BlinkMacSystemFont, Roboto, 'Segoe UI', 'Helvetica Neue', 'Lucida Grande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1beed6"/>
    </style:style>
    <style:style style:name="T1" style:family="text">
      <style:text-properties fo:color="#494e52" style:font-name="apple-system1" fo:font-size="13.5pt" fo:letter-spacing="normal" fo:font-weight="normal"/>
    </style:style>
    <style:style style:name="T2" style:family="text">
      <style:text-properties fo:color="#494e52" style:font-name="apple-system1" fo:font-size="13.5pt" fo:letter-spacing="normal" fo:font-style="normal" fo:font-weight="normal" style:font-style-asian="normal" style:font-style-complex="normal"/>
    </style:style>
    <style:style style:name="T3" style:family="text">
      <style:text-properties fo:color="#494e52" style:font-name="apple-system1" fo:font-size="13.5pt" fo:letter-spacing="normal" fo:font-style="normal" fo:font-weight="normal" officeooo:rsid="002ab3f1" style:font-style-asian="normal" style:font-style-complex="normal"/>
    </style:style>
    <style:style style:name="T4" style:family="text">
      <style:text-properties fo:color="#494e52" style:font-name="apple-system1" fo:font-size="13.5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494e52" style:font-name="apple-system1" fo:font-size="13.5pt" fo:letter-spacing="normal" fo:font-style="normal" fo:font-weight="normal" officeooo:rsid="001beed6" style:font-style-asian="normal" style:font-weight-asian="normal" style:font-style-complex="normal" style:font-weight-complex="normal"/>
    </style:style>
    <style:style style:name="T6" style:family="text">
      <style:text-properties fo:color="#494e52" style:font-name="apple-system1" fo:font-size="13.5pt" fo:letter-spacing="normal" fo:font-style="normal" fo:font-weight="normal" officeooo:rsid="001dd892" style:font-style-asian="normal" style:font-weight-asian="normal" style:font-style-complex="normal" style:font-weight-complex="normal"/>
    </style:style>
    <style:style style:name="T7" style:family="text">
      <style:text-properties fo:color="#494e52" style:font-name="apple-system1" fo:font-size="13.5pt" fo:letter-spacing="norm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494e52" style:font-name="apple-system1" fo:font-size="13.5pt" fo:letter-spacing="normal" fo:font-style="normal" fo:font-weight="bold" officeooo:rsid="001beed6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Uso básico do terminal</text:p>
      <text:list xml:id="list524693669" text:style-name="L1">
        <text:list-item>
          <text:p text:style-name="P1">Terminais podem ser chamados de CLI (<text:span text:style-name="Emphasis"><text:span text:style-name="T1">Command-line interface)</text:span></text:span></text:p>
        </text:list-item>
        <text:list-item>
          <text:p text:style-name="P1"><text:span text:style-name="Emphasis"><text:span text:style-name="T2">Comandos são case-sensitive</text:span></text:span></text:p>
        </text:list-item>
        <text:list-item>
          <text:p text:style-name="P1"><text:span text:style-name="Emphasis"><text:span text:style-name="T2">O </text:span></text:span><text:span text:style-name="Emphasis"><text:span text:style-name="T3">W</text:span></text:span><text:span text:style-name="Emphasis"><text:span text:style-name="T2">indows possui </text:span></text:span><text:span text:style-name="Emphasis"><text:span text:style-name="T3">3</text:span></text:span><text:span text:style-name="Emphasis"><text:span text:style-name="T2"> terminais, o prompt, o powershell e o windows terminal</text:span></text:span></text:p>
        </text:list-item>
      </text:list>
      <text:h text:style-name="Heading_20_2" text:outline-level="2"><text:span text:style-name="Emphasis">Comandos</text:span></text:h>
      <text:list xml:id="list3283974059" text:style-name="L2">
        <text:list-item>
          <text:p text:style-name="P2"><text:span text:style-name="Emphasis"><text:span text:style-name="T7">echo: </text:span></text:span><text:span text:style-name="Emphasis"><text:span text:style-name="T4">Equivalente a um printf</text:span></text:span></text:p>
        </text:list-item>
        <text:list-item>
          <text:p text:style-name="P2"><text:span text:style-name="Emphasis"><text:span text:style-name="T7">dir: </text:span></text:span><text:span text:style-name="Emphasis"><text:span text:style-name="T4">Exibe os arquivos e pastas do diretório</text:span></text:span></text:p>
        </text:list-item>
        <text:list-item>
          <text:p text:style-name="P2"><text:span text:style-name="Emphasis"><text:span text:style-name="T7">cd: </text:span></text:span><text:span text:style-name="Emphasis"><text:span text:style-name="T4">muda o diretório, pode receber .. para ir para o diretório acima ou um diretório completo</text:span></text:span></text:p>
        </text:list-item>
        <text:list-item>
          <text:p text:style-name="P2"><text:span text:style-name="Emphasis"><text:span text:style-name="T7">mkdir: </text:span></text:span><text:span text:style-name="Emphasis"><text:span text:style-name="T4">Criar pasta</text:span></text:span></text:p>
        </text:list-item>
        <text:list-item>
          <text:p text:style-name="P2"><text:span text:style-name="Emphasis"><text:span text:style-name="T7">copy/move/del: </text:span></text:span><text:span text:style-name="Emphasis"><text:span text:style-name="T4">Copiar mover ou deletar o arquivo/pasta dada como parâmetro</text:span></text:span></text:p>
        </text:list-item>
        <text:list-item>
          <text:p text:style-name="P2"><text:span text:style-name="Emphasis"><text:span text:style-name="T7">rmdir: </text:span></text:span><text:span text:style-name="Emphasis"><text:span text:style-name="T4">Deleta uma pasta vazia ou deleta uma pasta quando /s é adicionado</text:span></text:span></text:p>
        </text:list-item>
        <text:list-item>
          <text:p text:style-name="P2"><text:span text:style-name="Emphasis"><text:span text:style-name="T7">cls: </text:span></text:span><text:span text:style-name="Emphasis"><text:span text:style-name="T4">limpar terminal</text:span></text:span></text:p>
        </text:list-item>
        <text:list-item>
          <text:p text:style-name="P2"><text:span text:style-name="Emphasis"><text:span text:style-name="T7">type: </text:span></text:span><text:span text:style-name="Emphasis"><text:span text:style-name="T4">exibir o conteúdo de um arquivo</text:span></text:span></text:p>
        </text:list-item>
        <text:list-item>
          <text:p text:style-name="P3"><text:span text:style-name="Emphasis"><text:span text:style-name="T8">malloc: </text:span></text:span><text:span text:style-name="Emphasis"><text:span text:style-name="T5">aloca memória</text:span></text:span></text:p>
        </text:list-item>
        <text:list-item>
          <text:p text:style-name="P3"><text:span text:style-name="Emphasis"><text:span text:style-name="T8">sizeof: </text:span></text:span><text:span text:style-name="Emphasis"><text:span text:style-name="T5">retorna o tamanho em bytes de um </text:span></text:span><text:span text:style-name="Emphasis"><text:span text:style-name="T6">tipo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1" svg:font-family="apple-system, BlinkMacSystemFont, Roboto, 'Segoe UI', 'Helvetica Neue', 'Lucida Grande', Arial, sans-serif"/>
    <style:font-face style:name="Arial1" svg:font-family="Arial" style:font-family-generic="swiss"/>
    <style:font-face style:name="apple-system" svg:font-family="apple-system, BlinkMacSystemFont, Roboto, 'Segoe UI', 'Helvetica Neue', 'Lucida Grande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49:51.562000000</meta:creation-date>
    <dc:date>2020-08-09T13:29:59.317000000</dc:date>
    <meta:editing-duration>PT1H29M49S</meta:editing-duration>
    <meta:editing-cycles>18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5" meta:word-count="120" meta:character-count="656" meta:non-whitespace-character-count="564"/>
  </office:meta>
</office:document-meta>
</file>